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rsid="00071193"/>
    </style:style>
    <style:style style:name="P3" style:family="paragraph" style:parent-style-name="Standard">
      <style:paragraph-properties fo:line-height="100%"/>
      <style:text-properties officeooo:rsid="00071193" officeooo:paragraph-rsid="00071193"/>
    </style:style>
    <style:style style:name="P4" style:family="paragraph" style:parent-style-name="Standard">
      <style:paragraph-properties fo:line-height="100%"/>
      <style:text-properties officeooo:rsid="001023c8" officeooo:paragraph-rsid="001023c8"/>
    </style:style>
    <style:style style:name="T1" style:family="text">
      <style:text-properties officeooo:rsid="00071193"/>
    </style:style>
    <style:style style:name="T2" style:family="text">
      <style:text-properties officeooo:rsid="0008eb59"/>
    </style:style>
    <style:style style:name="T3" style:family="text">
      <style:text-properties officeooo:rsid="000a79c0"/>
    </style:style>
    <style:style style:name="T4" style:family="text">
      <style:text-properties officeooo:rsid="000b63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<text:tab/><text:tab/><text:tab/><text:tab/><text:span text:style-name="T1">Grafana</text:span></text:p>
      <text:p text:style-name="P1"><text:s text:c="44"/><text:span text:style-name="T1">=========</text:span></text:p>
      <text:p text:style-name="P2"/>
      <text:p text:style-name="P2"/>
      <text:p text:style-name="P3"><text:s text:c="32"/>A monitoring solution for docker host and containers with grafana, prometheus, cadvisor, node executor and alerting with alerting manager.</text:p>
      <text:p text:style-name="P3"/>
      <text:p text:style-name="P3"><text:tab/><text:tab/></text:p>
      <text:p text:style-name="P3"><text:s text:c="19"/>Prometheus <text:s text:c="4"/>- <text:s/><text:span text:style-name="T2">Metrics database</text:span></text:p>
      <text:p text:style-name="P3"/>
      <text:p text:style-name="P3"><text:s text:c="18"/>cadvisor <text:s text:c="11"/>- <text:s/><text:span text:style-name="T3">Container metrics collector</text:span></text:p>
      <text:p text:style-name="P3"><text:s/></text:p>
      <text:p text:style-name="P3"><text:s text:c="18"/>Node Executor - <text:s/><text:span text:style-name="T3">Host metrics collector</text:span></text:p>
      <text:p text:style-name="P3"/>
      <text:p text:style-name="P3"><text:s text:c="18"/>Caddy <text:s text:c="14"/>- <text:s/><text:span text:style-name="T4">Reverse Proxy and auth provider for Prometheus and alert manager</text:span></text:p>
      <text:p text:style-name="P3"/>
      <text:p text:style-name="P3"><text:s text:c="18"/>Alert Manager <text:s/>- <text:span text:style-name="T3">Alert Management</text:span></text:p>
      <text:p text:style-name="P3"/>
      <text:p text:style-name="P3"><text:s text:c="18"/>Grafana <text:s text:c="11"/>- <text:span text:style-name="T3">visualize metrics.</text:span></text:p>
      <text:p text:style-name="P3"/>
      <text:p text:style-name="P3"/>
      <text:p text:style-name="P3"/>
      <text:p text:style-name="P3"/>
      <text:p text:style-name="P3"><text:s text:c="6"/></text:p>
      <text:p text:style-name="P4">cd /home/karthi/testtt/dockprom</text:p>
      <text:p text:style-name="P4">vim docker-compose.yml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30:24.652882399</meta:creation-date>
    <dc:date>2018-09-26T21:23:48.324687254</dc:date>
    <meta:editing-duration>PT1H22M7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1" meta:paragraph-count="14" meta:word-count="61" meta:character-count="687" meta:non-whitespace-character-count="394"/>
  </office:meta>
</office:document-meta>
</file>